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3" svg:font-family="'Liberation Sans'" style:font-pitch="variable"/>
    <style:font-face style:name="Nimbus Mono PS" svg:font-family="'Nimbus Mono P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faf46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2" style:family="graphic" style:parent-style-name="standard">
      <style:graphic-properties svg:stroke-width="0.035cm" svg:stroke-color="#ff3838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Ultrafine_20_Dashed" svg:stroke-width="0.035cm" svg:stroke-color="#ff3838" draw:marker-start-width="0.252cm" draw:marker-end-width="0.252cm" draw:fill="none" draw:textarea-horizontal-align="justify" draw:textarea-vertical-align="middle" draw:auto-grow-height="false" fo:min-height="2.064cm" fo:min-width="4.354cm" fo:padding-top="0.142cm" fo:padding-bottom="0.142cm" fo:padding-left="0.267cm" fo:padding-right="0.267cm" draw:shadow="hidden"/>
    </style:style>
    <style:style style:name="gr4" style:family="graphic" style:parent-style-name="objectwithoutfill">
      <style:graphic-properties draw:stroke="solid" svg:stroke-width="0.028cm" svg:stroke-color="#3465a4" draw:marker-start="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solid" svg:stroke-width="0.028cm" svg:stroke-color="#3465a4" draw:marker-start="Arrow" draw:marker-start-width="0.33cm" draw:marker-end="" draw:marker-end-width="0.3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solid" svg:stroke-width="0.028cm" svg:stroke-color="#3465a4" draw:marker-start="" draw:marker-start-width="0.33cm" draw:marker-end="Arrow" draw:marker-end-width="0.3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1"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loext:graphic-properties draw:fill="solid"/>
      <style:paragraph-properties fo:text-align="center"/>
      <style:text-properties style:use-window-font-color="true" style:font-name="Nimbus Mono PS1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margin-top="0cm" fo:margin-bottom="0cm" fo:text-align="center"/>
    </style:style>
    <style:style style:name="P6" style:family="paragraph">
      <loext:graphic-properties draw:fill="solid"/>
      <style:paragraph-properties fo:margin-top="0cm" fo:margin-bottom="0cm" fo:text-align="center"/>
      <style:text-properties style:use-window-font-color="true" style:font-name="Nimbus Mono PS1" fo:font-size="18pt"/>
    </style:style>
    <style:style style:name="T1" style:family="text">
      <style:text-properties style:font-name="Liberation Mono1" fo:font-size="18pt"/>
    </style:style>
    <style:style style:name="T2" style:family="text">
      <style:text-properties fo:font-size="18pt"/>
    </style:style>
    <style:style style:name="T3" style:family="text">
      <style:text-properties style:font-name="Droid Sans Mono1" fo:font-size="18pt"/>
    </style:style>
    <style:style style:name="T4" style:family="text">
      <style:text-properties style:use-window-font-color="true" style:font-name="Nimbus Mono PS1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font-name="Nimbus Mono P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5.08cm" svg:y="0.046cm">
          <text:p text:style-name="P1"><text:span text:style-name="T1">Main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2.54cm" svg:x="0cm" svg:y="6.142cm">
          <text:p text:style-name="P1"><text:span text:style-name="T2">Edit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2.54cm" svg:x="6.35cm" svg:y="6.143cm">
          <text:p text:style-name="P1"><text:span text:style-name="T3">List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2.54cm" svg:x="12.7cm" svg:y="6.144cm">
          <text:p text:style-name="P1"><text:span text:style-name="T2">Item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2.54cm" svg:x="12.7cm" svg:y="0.025cm">
          <text:p text:style-name="P1"><text:span text:style-name="T2">Header</text:span></text:p>
          <draw:enhanced-geometry svg:viewBox="0 0 21600 21600" draw:path-stretchpoint-x="10800" draw:path-stretchpoint-y="10800" draw:text-areas="?f3 ?f4 ?f5 ?f6" draw:type="round-rectangle" draw:modifiers="2801.199400299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0cm" svg:y1="1.27cm" svg:x2="5.07cm" svg:y2="1.27cm">
          <text:p text:style-name="P1"><text:span text:style-name="T4">view mainModel</text:span></text:p>
          <text:p text:style-name="P1"><text:span text:style-name="T4"/></text:p>
        </draw:line>
        <draw:line draw:style-name="gr5" draw:text-style-name="P6" draw:layer="layout" svg:x1="2.54cm" svg:y1="6.142cm" svg:x2="7.366cm" svg:y2="2.586cm">
          <text:p text:style-name="P5"><text:span text:style-name="T5">view editModel</text:span></text:p>
          <text:p text:style-name="P5"><text:span text:style-name="T5"/></text:p>
        </draw:line>
        <draw:line draw:style-name="gr6" draw:text-style-name="P6" draw:layer="layout" svg:x1="7.62cm" svg:y1="2.586cm" svg:x2="8.89cm" svg:y2="6.142cm">
          <text:p text:style-name="P5"><text:span text:style-name="T5">view state</text:span></text:p>
          <text:p text:style-name="P5"><text:span text:style-name="T5"/></text:p>
        </draw:line>
        <draw:line draw:style-name="gr6" draw:text-style-name="P6" draw:layer="layout" svg:x1="7.874cm" svg:y1="2.586cm" svg:x2="15.24cm" svg:y2="6.142cm">
          <text:p text:style-name="P5"><text:span text:style-name="T5">view state itemModel</text:span></text:p>
          <text:p text:style-name="P5"><text:span text:style-name="T5"/></text:p>
        </draw:line>
        <draw:line draw:style-name="gr4" draw:text-style-name="P4" draw:layer="layout" svg:x1="10.16cm" svg:y1="1.27cm" svg:x2="12.7cm" svg:y2="1.27cm">
          <text:p text:style-name="P1"><text:span text:style-name="T4">view</text:span></text:p>
          <text:p text:style-name="P1"><text:span text:style-name="T4">state</text:span></text:p>
          <text:p text:style-name="P1"><text:span text:style-name="T4"/></text:p>
          <text:p text:style-name="P1"><text:span text:style-name="T4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1" svg:font-family="'Nimbus Mono PS'" style:font-pitch="fixed"/>
    <style:font-face style:name="Liberation Mono1" svg:font-family="'Liberation Mono'" style:font-family-generic="modern" style:font-pitch="fixed"/>
    <style:font-face style:name="Droid Sans Mono1" svg:font-family="'Droid Sans Mono'" style:font-family-generic="swiss" style:font-pitch="fixed"/>
    <style:font-face style:name="Liberation Sans3" svg:font-family="'Liberation Sans'" style:font-pitch="variable"/>
    <style:font-face style:name="Nimbus Mono PS" svg:font-family="'Nimbus Mono P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805cm" fo:page-height="8.7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10:03:37.962870037</meta:creation-date>
    <dc:date>2019-02-26T14:57:14.812158927</dc:date>
    <meta:editing-duration>PT1H32M52S</meta:editing-duration>
    <meta:editing-cycles>36</meta:editing-cycles>
    <meta:generator>LibreOffice/6.2.0.3$Linux_X86_64 LibreOffice_project/20$Build-3</meta:generator>
    <meta:document-statistic meta:object-count="10"/>
  </office:meta>
</office:document-meta>
</file>